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F00000291F1583B346D31D668.png" manifest:media-type="image/png"/>
  <manifest:file-entry manifest:full-path="Pictures/100000000000052600000175751D738AFAC33F46.png" manifest:media-type="image/png"/>
  <manifest:file-entry manifest:full-path="Pictures/10000000000002DF00000175175596EACE13F8C9.png" manifest:media-type="image/png"/>
  <manifest:file-entry manifest:full-path="Pictures/10000000000004ED000001E6587F8931A1AED39A.png" manifest:media-type="image/png"/>
  <manifest:file-entry manifest:full-path="Pictures/10000000000002440000007DA58382B13696CBD7.png" manifest:media-type="image/png"/>
  <manifest:file-entry manifest:full-path="Pictures/10000000000004080000011E7CAC3B811503326E.png" manifest:media-type="image/png"/>
  <manifest:file-entry manifest:full-path="Pictures/100000000000028900000078316285F1D05C51E3.png" manifest:media-type="image/png"/>
  <manifest:file-entry manifest:full-path="Pictures/100000000000031F0000009962DB61ACB22C598F.png" manifest:media-type="image/png"/>
  <manifest:file-entry manifest:full-path="Pictures/100000000000010B000000BD5B58C1C0408F8C5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fo:min-height="13.364cm"/>
    </style:style>
    <style:style style:name="P1" style:family="paragraph">
      <loext:graphic-properties draw:fill-color="#ffffff"/>
      <style:text-properties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0.762cm" svg:y="9.184cm" presentation:class="title" presentation:user-transformed="true">
          <draw:text-box>
            <text:p>MÁRTON SZÉL – GIT PROBLEM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H SHIT – I EDITED MY FILE ON GITHUB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3" draw:layer="layout" svg:width="22.586cm" svg:height="11.9cm" svg:x="2.56cm" svg:y="5.626cm">
          <draw:image xlink:href="Pictures/10000000000004DF00000291F1583B346D31D6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25.499cm" svg:height="12.999cm" svg:x="0.917cm" svg:y="4.781cm">
          <draw:image xlink:href="Pictures/10000000000002DF00000175175596EACE13F8C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25.5cm" svg:height="13cm" svg:x="1cm" svg:y="5.5cm">
          <draw:image xlink:href="Pictures/10000000000004ED000001E6587F8931A1AED39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22.606cm" svg:height="7.112cm" svg:x="2.794cm" svg:y="5.08cm">
          <draw:image xlink:href="Pictures/10000000000002440000007DA58382B13696CBD7.png" xlink:type="simple" xlink:show="embed" xlink:actuate="onLoad" loext:mime-type="image/png">
            <text:p/>
          </draw:image>
        </draw:frame>
        <draw:frame draw:style-name="gr2" draw:text-style-name="P3" draw:layer="layout" svg:width="22.881cm" svg:height="4.571cm" svg:x="2.519cm" svg:y="12.447cm">
          <draw:image xlink:href="Pictures/100000000000028900000078316285F1D05C51E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23.093cm" svg:height="11.772cm" svg:x="2.815cm" svg:y="5.334cm">
          <draw:image xlink:href="Pictures/10000000000004080000011E7CAC3B811503326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24.13cm" svg:height="9.144cm" svg:x="1.27cm" svg:y="6.096cm">
          <draw:image xlink:href="Pictures/100000000000031F0000009962DB61ACB22C598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26.263cm" svg:height="12.7cm" svg:x="0.407cm" svg:y="5.08cm">
          <draw:image xlink:href="Pictures/100000000000052600000175751D738AFAC33F4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18.85cm" svg:height="13.343cm" svg:x="4.572cm" svg:y="5.5cm">
          <draw:image xlink:href="Pictures/100000000000010B000000BD5B58C1C0408F8C5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397cm"/>
    </style:style>
    <style:style style:name="Mgr2" style:family="graphic" style:parent-style-name="standard">
      <style:graphic-properties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e74c3c"/>
      <style:paragraph-properties fo:text-align="center"/>
    </style:style>
    <style:style style:name="MP4" style:family="paragraph">
      <loext:graphic-properties draw:fill="solid" draw:fill-color="#e74c3c"/>
      <style:paragraph-properties fo:text-align="end"/>
    </style:style>
    <style:style style:name="MP5" style:family="paragraph">
      <loext:graphic-properties draw:fill="solid" draw:fill-color="#bdc3c7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5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7"><presentation:date-time/></text:p>
        </draw:text-box>
      </draw:frame>
      <draw:frame presentation:style-name="Mpr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1" draw:layer="backgroundobjects" svg:width="9.113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9" draw:text-style-name="MP11" draw:layer="backgroundobjects" svg:width="9.113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1" draw:layer="backgroundobjects" svg:width="9.113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3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11" draw:layer="backgroundobjects" svg:width="9.113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14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1T13:43:07.176000000</meta:creation-date>
    <meta:editing-duration>PT23M57S</meta:editing-duration>
    <meta:editing-cycles>8</meta:editing-cycles>
    <meta:generator>LibreOffice/6.1.2.1$Windows_X86_64 LibreOffice_project/65905a128db06ba48db947242809d14d3f9a93fe</meta:generator>
    <dc:title>Alizarin</dc:title>
    <dc:date>2018-10-31T14:23:04.356000000</dc:date>
    <meta:document-statistic meta:object-count="76"/>
  </office:meta>
</office:document-meta>
</file>